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uilding FBP from </text:span></text:p>
            <text:p><text:span text:style-name="T1">Scrat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s of RTOS's (O/S's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TOS == Real Time Operating System</text:p>
              </text:list-item>
              <text:list-item>
                <text:p>supports notion of “processes”</text:p>
              </text:list-item>
              <text:list-item>
                <text:p>O/S == operating system, basically an RTOS in disguise (embellished by lots of “useful” librarie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PU'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st “standard” CPU's are based on CALL / RETURN principles with a single stack pointer.</text:p>
              </text:list-item>
              <text:list-item>
                <text:p>Most CPU's are single-threaded, synchronous</text:p>
              </text:list-item>
              <text:list-item>
                <text:p>(Yes, there are variations, but the above is mostly true and sufficient for the following discussion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5.221cm" svg:x="1.401cm" svg:y="2.579cm" presentation:class="title" presentation:user-transformed="true">
          <draw:text-box>
            <text:p>So, How Do Asynchronous Processes Run on Modern (synchronous) <text:s/>Hardware?<text:tab/></text:p>
          </draw:text-box>
        </draw:frame>
        <draw:frame presentation:style-name="pr4" draw:layer="layout" svg:width="25.199cm" svg:height="12.179cm" svg:x="1.401cm" svg:y="8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“process” is just a subroutine.</text:p>
              </text:list-item>
              <text:list-item>
                <text:p>A “process” is described by a small record, called the PID (Process Identifier)</text:p>
              </text:list-item>
              <text:list-item>
                <text:p>The PID contains pointer / state (+ maybe a pointer to the process' stack, if an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edul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“scheduler” is simply a subroutine that runs the system – it's the heart of an O/S.</text:p>
              </text:list-item>
              <text:list-item>
                <text:p>It “calls” other processes (simple subroutines).</text:p>
              </text:list-item>
              <text:list-item>
                <text:p>When a process “suspends”, it executes a “return” to the scheduler.</text:p>
              </text:list-item>
              <text:list-item>
                <text:p>The scheduler contains several queues, e.g. 'ready', 'blocked on I/O', 'blocked on queue read', 'blocked on queue write', 'blocked on signal'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lock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process “blocks” itself when it wants to wait for something.</text:p>
              </text:list-item>
              <text:list-item>
                <text:p>A process “blocks” itself by placing it's own PID on the appropriate 'blocked' queue, then it executes a “return” to the schedul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rn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ommon operations, such as blocking, are often refactored and collected into a library called the Kernel (for RTOS'), providing an “API” for the processes to call.</text:p>
              </text:list-item>
              <text:list-item>
                <text:p>An Operating System (Windows, Mac OS X, Linux) are simple kernels embellished and generalized with extra library routines (file I/O, MMU handling, windowing, etc. - all done in 'blocking' styl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nimal FB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BP is often implemented using existing operating systems (Windows, etc., generalized threading libraries (green threads, boost, etc.))</text:p>
              </text:list-item>
              <text:list-item>
                <text:p>If one considers an FBP program to be a 'program' instead of a bunch of mutually harmful processes, one can discard <text:span text:style-name="T2">most</text:span><text:span text:style-name="T3"> of the operating system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nimal FBP (con't 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put and output queues</text:p>
              </text:list-item>
              <text:list-item>
                <text:p>a way to block (enqueue + return)</text:p>
              </text:list-item>
              <text:list-item>
                <text:p>a scheduler (just a subroutine)</text:p>
              </text:list-item>
              <text:list-item>
                <text:p>syntactic sug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nimal FBP (con't 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“stack” is needed only if time slicing is allowed.</text:p>
              </text:list-item>
              <text:list-item>
                <text:p>Stack == captured state, with a return-point (stored in the PID or at the top of the stack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nimal FBP (con't 4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“stack” is <text:span text:style-name="T2">not</text:span><text:span text:style-name="T3"> needed to implement nested sends, if a local “output queue” is provided for each component.</text:span></text:p>
              </text:list-item>
              <text:list-item>
                <text:p><text:span text:style-name="T3">A “send” places the IP on the local output queue. <text:s/>Dispatch occurs only when the component blocks.</text:span></text:p>
              </text:list-item>
              <text:list-item>
                <text:p><text:span text:style-name="T3">Scheduler moves IP's from the local output queue to the appropriate destinations, when the called process return's to the scheduler (i.e. blocks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BP uses only a minimal subset of Kernel functionality.</text:p>
              </text:list-item>
              <text:list-item>
                <text:p>The rest of the O/S can be thrown away, resulting in a very efficient implementation (aka “programming language”).</text:p>
              </text:list-item>
              <text:list-item>
                <text:p>FBP (and its scheduler) can be implemented in any language / browser that supports CALL/RETURN.</text:p>
              </text:list-item>
              <text:list-item>
                <text:p>Processes, yields, generators, etc. are not needed (and confuse the issue(s) with over-generalization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ll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demo of the above techniques can be found at: </text:p>
                <text:p><text:span text:style-name="T4">https://github.com/guitarvydas/collate-fbp-classic</text:span></text:p>
              </text:list-item>
              <text:list-item>
                <text:p>(This sample is very “bare bones”. <text:s/>A deliberate decision was made to represent the flow graph as code instead of hiding the graph in a data structur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Tarvydas</meta:initial-creator>
    <meta:creation-date>2015-07-17T15:29:53.082250624</meta:creation-date>
    <dc:date>2015-07-17T16:26:51.593966848</dc:date>
    <dc:creator>Paul Tarvydas</dc:creator>
    <meta:editing-duration>PT38M6S</meta:editing-duration>
    <meta:editing-cycles>22</meta:editing-cycles>
    <meta:generator>LibreOffice/4.2.6.3$Linux_X86_64 LibreOffice_project/420m0$Build-3</meta:generator>
    <meta:document-statistic meta:object-count="77"/>
  </office:meta>
</office:document-meta>
</file>